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1b93b" style:font-size-asian="12.25pt" style:font-size-complex="14pt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2b92b" style:font-size-asian="12.25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02b92b" style:font-size-asian="12.25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officeooo:rsid="000666e3" officeooo:paragraph-rsid="0012ab86" style:font-size-asian="12.25pt" style:font-size-complex="14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officeooo:rsid="00149035" officeooo:paragraph-rsid="00149035" style:font-size-asian="12.25pt" style:font-size-complex="14pt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officeooo:rsid="0007ed38" officeooo:paragraph-rsid="0007ed38" style:font-size-asian="12.25pt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4pt" officeooo:rsid="00083440" officeooo:paragraph-rsid="00083440" style:font-size-asian="12.25pt" style:font-size-complex="14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a2a53" style:font-size-asian="12.25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ba38c" style:font-size-asian="12.25pt" style:font-size-complex="14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4pt" officeooo:rsid="000f115c" officeooo:paragraph-rsid="000f115c" style:font-size-asian="12.25pt" style:font-size-complex="14pt"/>
    </style:style>
    <style:style style:name="P11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4pt" officeooo:rsid="000f115c" officeooo:paragraph-rsid="000f115c" style:font-size-asian="12.25pt" style:font-size-complex="14pt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0fa723" style:font-size-asian="12.25pt" style:font-size-complex="14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1a5091" style:font-size-asian="12.25pt" style:font-size-complex="14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1ee600" style:font-size-asian="12.25pt" style:font-size-complex="14pt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245498" style:font-size-asian="12.25pt" style:font-size-complex="14pt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1ee600" style:font-size-asian="12.25pt" style:font-size-complex="14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452ec" style:font-size-asian="12.25pt" style:font-size-complex="14pt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Ubuntu" fo:font-size="14pt" officeooo:rsid="0013fe11" officeooo:paragraph-rsid="001ee600" style:font-size-asian="12.25pt" style:font-size-complex="14pt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4pt" officeooo:rsid="002649cf" officeooo:paragraph-rsid="002649cf" style:font-size-asian="12.25pt" style:font-size-complex="14pt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4pt" officeooo:rsid="002649cf" officeooo:paragraph-rsid="0029cdcc" style:font-size-asian="12.25pt" style:font-size-complex="14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Ubuntu" fo:font-size="14pt" officeooo:rsid="002eca2d" officeooo:paragraph-rsid="002eca2d" style:font-size-asian="12.25pt" style:font-size-complex="14pt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Ubuntu" fo:font-size="14pt" officeooo:rsid="002f1242" officeooo:paragraph-rsid="002f1242" style:font-size-asian="12.25pt" style:font-size-complex="14pt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Ubuntu" fo:font-size="14pt" officeooo:rsid="0031a27a" officeooo:paragraph-rsid="0031a27a" style:font-size-asian="12.25pt" style:font-size-complex="14pt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Ubuntu" fo:font-size="14pt" officeooo:rsid="00353e15" officeooo:paragraph-rsid="00353e15" style:font-size-asian="12.25pt" style:font-size-complex="14pt"/>
    </style:style>
    <style:style style:name="P26" style:family="paragraph" style:parent-style-name="Text_20_body">
      <style:paragraph-properties fo:line-height="150%" fo:text-align="start" style:justify-single-word="false"/>
      <style:text-properties style:font-name="Ubuntu" fo:font-size="14pt" officeooo:rsid="00369852" officeooo:paragraph-rsid="00369852" style:font-size-asian="12.25pt" style:font-size-complex="14pt"/>
    </style:style>
    <style:style style:name="P27" style:family="paragraph" style:parent-style-name="Text_20_body">
      <style:paragraph-properties fo:line-height="150%" fo:text-align="start" style:justify-single-word="false"/>
      <style:text-properties style:font-name="Ubuntu" fo:font-size="14pt" officeooo:rsid="0038384b" officeooo:paragraph-rsid="0038384b" style:font-size-asian="12.25pt" style:font-size-complex="14pt"/>
    </style:style>
    <style:style style:name="P28" style:family="paragraph" style:parent-style-name="Text_20_body">
      <style:paragraph-properties fo:line-height="150%" fo:text-align="start" style:justify-single-word="false"/>
      <style:text-properties style:font-name="Ubuntu" fo:font-size="14pt" officeooo:rsid="003a376f" officeooo:paragraph-rsid="003f31c1" style:font-size-asian="12.25pt" style:font-size-complex="14pt"/>
    </style:style>
    <style:style style:name="P29" style:family="paragraph" style:parent-style-name="Text_20_body">
      <style:paragraph-properties fo:line-height="150%" fo:text-align="start" style:justify-single-word="false"/>
      <style:text-properties style:font-name="Ubuntu" fo:font-size="14pt" officeooo:rsid="003f8067" officeooo:paragraph-rsid="003f8067" style:font-size-asian="12.25pt" style:font-size-complex="14pt"/>
    </style:style>
    <style:style style:name="P30" style:family="paragraph" style:parent-style-name="Text_20_body">
      <style:paragraph-properties fo:line-height="150%" fo:text-align="start" style:justify-single-word="false"/>
      <style:text-properties style:font-name="Ubuntu" fo:font-size="14pt" officeooo:rsid="0043fc1b" officeooo:paragraph-rsid="0043fc1b" style:font-size-asian="12.25pt" style:font-size-complex="14pt"/>
    </style:style>
    <style:style style:name="P31" style:family="paragraph" style:parent-style-name="Text_20_body">
      <style:paragraph-properties fo:line-height="150%" fo:text-align="start" style:justify-single-word="false"/>
      <style:text-properties style:font-name="Ubuntu" fo:font-size="14pt" officeooo:rsid="0044619a" officeooo:paragraph-rsid="0044619a" style:font-size-asian="12.25pt" style:font-size-complex="14pt"/>
    </style:style>
    <style:style style:name="P32" style:family="paragraph" style:parent-style-name="Text_20_body">
      <style:paragraph-properties fo:line-height="150%" fo:text-align="start" style:justify-single-word="false"/>
      <style:text-properties style:font-name="Ubuntu" fo:font-size="14pt" officeooo:rsid="004adb10" officeooo:paragraph-rsid="004adb10" style:font-size-asian="12.25pt" style:font-size-complex="14pt"/>
    </style:style>
    <style:style style:name="P33" style:family="paragraph" style:parent-style-name="Text_20_body">
      <style:paragraph-properties fo:line-height="150%" fo:text-align="start" style:justify-single-word="false"/>
      <style:text-properties style:font-name="Ubuntu" fo:font-size="14pt" officeooo:rsid="004e882d" officeooo:paragraph-rsid="004e882d" style:font-size-asian="12.25pt" style:font-size-complex="14pt"/>
    </style:style>
    <style:style style:name="P34" style:family="paragraph" style:parent-style-name="Text_20_body">
      <style:paragraph-properties fo:line-height="150%" fo:text-align="start" style:justify-single-word="false"/>
      <style:text-properties style:font-name="Ubuntu" fo:font-size="14pt" officeooo:rsid="004496d4" officeooo:paragraph-rsid="004496d4" style:font-size-asian="12.25pt" style:font-size-complex="14pt"/>
    </style:style>
    <style:style style:name="P35" style:family="paragraph" style:parent-style-name="Text_20_body">
      <style:paragraph-properties fo:line-height="150%" fo:text-align="start" style:justify-single-word="false"/>
      <style:text-properties style:font-name="Ubuntu" fo:font-size="14pt" officeooo:rsid="0054b8db" officeooo:paragraph-rsid="0054b8db" style:font-size-asian="12.25pt" style:font-size-complex="14pt"/>
    </style:style>
    <style:style style:name="P36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10f50" officeooo:paragraph-rsid="002452ec" style:font-size-asian="12.25pt" style:font-weight-asian="normal" style:font-size-complex="14pt" style:font-weight-complex="normal"/>
    </style:style>
    <style:style style:name="P37" style:family="paragraph" style:parent-style-name="Heading_20_1">
      <style:paragraph-properties fo:line-height="150%" fo:text-align="center" style:justify-single-word="false"/>
      <style:text-properties officeooo:rsid="0002b92b" officeooo:paragraph-rsid="0002b92b"/>
    </style:style>
    <style:style style:name="T1" style:family="text">
      <style:text-properties officeooo:rsid="0003732c"/>
    </style:style>
    <style:style style:name="T2" style:family="text">
      <style:text-properties officeooo:rsid="000a2a53"/>
    </style:style>
    <style:style style:name="T3" style:family="text">
      <style:text-properties officeooo:rsid="000d824b"/>
    </style:style>
    <style:style style:name="T4" style:family="text">
      <style:text-properties officeooo:rsid="00117325"/>
    </style:style>
    <style:style style:name="T5" style:family="text">
      <style:text-properties officeooo:rsid="00120427"/>
    </style:style>
    <style:style style:name="T6" style:family="text">
      <style:text-properties officeooo:rsid="00189567"/>
    </style:style>
    <style:style style:name="T7" style:family="text">
      <style:text-properties officeooo:rsid="001c1f4b"/>
    </style:style>
    <style:style style:name="T8" style:family="text">
      <style:text-properties officeooo:rsid="001d98f6"/>
    </style:style>
    <style:style style:name="T9" style:family="text">
      <style:text-properties officeooo:rsid="001ee600"/>
    </style:style>
    <style:style style:name="T10" style:family="text">
      <style:text-properties officeooo:rsid="001359f5"/>
    </style:style>
    <style:style style:name="T11" style:family="text">
      <style:text-properties officeooo:rsid="0020b05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c223" style:font-weight-asian="normal" style:font-weight-complex="normal"/>
    </style:style>
    <style:style style:name="T14" style:family="text">
      <style:text-properties fo:font-weight="normal" officeooo:rsid="00210f50" style:font-weight-asian="normal" style:font-weight-complex="normal"/>
    </style:style>
    <style:style style:name="T15" style:family="text">
      <style:text-properties fo:font-weight="normal" officeooo:rsid="001359f5" style:font-weight-asian="normal" style:font-weight-complex="normal"/>
    </style:style>
    <style:style style:name="T16" style:family="text">
      <style:text-properties fo:font-weight="normal" officeooo:rsid="00189567" style:font-weight-asian="normal" style:font-weight-complex="normal"/>
    </style:style>
    <style:style style:name="T17" style:family="text">
      <style:text-properties fo:font-weight="normal" officeooo:rsid="00245498" style:font-weight-asian="normal" style:font-weight-complex="normal"/>
    </style:style>
    <style:style style:name="T18" style:family="text">
      <style:text-properties fo:font-weight="normal" officeooo:rsid="0027d6f4" style:font-weight-asian="normal" style:font-weight-complex="normal"/>
    </style:style>
    <style:style style:name="T19" style:family="text">
      <style:text-properties fo:font-weight="normal" officeooo:rsid="0029cdcc" style:font-weight-asian="normal" style:font-weight-complex="normal"/>
    </style:style>
    <style:style style:name="T20" style:family="text">
      <style:text-properties fo:font-weight="normal" officeooo:rsid="002b9e96" style:font-weight-asian="normal" style:font-weight-complex="normal"/>
    </style:style>
    <style:style style:name="T21" style:family="text">
      <style:text-properties officeooo:rsid="002f1242"/>
    </style:style>
    <style:style style:name="T22" style:family="text">
      <style:text-properties officeooo:rsid="0038384b"/>
    </style:style>
    <style:style style:name="T23" style:family="text">
      <style:text-properties officeooo:rsid="003c3318"/>
    </style:style>
    <style:style style:name="T24" style:family="text">
      <style:text-properties officeooo:rsid="003f31c1"/>
    </style:style>
    <style:style style:name="T25" style:family="text">
      <style:text-properties fo:color="#000000" loext:opacity="100%" style:font-name="Ubuntu" fo:font-weight="normal" fo:background-color="transparent" loext:char-shading-value="0" style:font-size-asian="14pt"/>
    </style:style>
    <style:style style:name="T26" style:family="text">
      <style:text-properties fo:color="#000000" loext:opacity="100%" style:font-name="Ubuntu" fo:font-weight="normal" officeooo:rsid="003d3672" fo:background-color="transparent" loext:char-shading-value="0" style:font-size-asian="14pt"/>
    </style:style>
    <style:style style:name="T27" style:family="text">
      <style:text-properties fo:color="#000000" loext:opacity="100%" style:font-name="Ubuntu" fo:font-weight="normal" officeooo:rsid="003f31c1" fo:background-color="transparent" loext:char-shading-value="0" style:font-size-asian="14pt"/>
    </style:style>
    <style:style style:name="T28" style:family="text">
      <style:text-properties officeooo:rsid="0049a606"/>
    </style:style>
    <style:style style:name="T29" style:family="text">
      <style:text-properties officeooo:rsid="0049becc"/>
    </style:style>
    <style:style style:name="T30" style:family="text">
      <style:text-properties officeooo:rsid="004d162d"/>
    </style:style>
    <style:style style:name="T31" style:family="text">
      <style:text-properties officeooo:rsid="00511467"/>
    </style:style>
    <style:style style:name="T32" style:family="text">
      <style:text-properties officeooo:rsid="0052549a"/>
    </style:style>
    <style:style style:name="T33" style:family="text">
      <style:text-properties officeooo:rsid="0053a3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Comandos</text:h>
      <text:p text:style-name="P1">window.alert( <text:s/>) - Faz aparecer um<text:span text:style-name="T1">a janela de</text:span> alerta na pagina</text:p>
      <text:p text:style-name="P2">alert( <text:s/>) - Faz aparecer um<text:span text:style-name="T1">a janela de</text:span> alerta na pagina</text:p>
      <text:p text:style-name="P3">window.confirm( <text:s/>) - Faz aparecer um<text:span text:style-name="T1">a janela</text:span> de confirmação na pagina</text:p>
      <text:p text:style-name="P3">window.prompt( <text:s/>) - <text:span text:style-name="T1">Faz aparecer uma janela</text:span> <text:span text:style-name="T1">de pergunta na pagina</text:span></text:p>
      <text:p text:style-name="P4">typeof - Mostra o tipo primitivo</text:p>
      <text:p text:style-name="P5">var - Variavel</text:p>
      <text:p text:style-name="P6">Number.parseInt( <text:s/>) - Converte para numero inteiro</text:p>
      <text:p text:style-name="P6">Number.parseFloat( <text:s/>) - Converte para numero flutuante</text:p>
      <text:p text:style-name="P7">Number( <text:s/>) - Analisa o numero e <text:span text:style-name="T2">o </text:span>converte para a sua categoria <text:span text:style-name="T2">numerica</text:span></text:p>
      <text:p text:style-name="P8">String( <text:s/>) - Converte para string</text:p>
      <text:p text:style-name="P9">.toString( ) - Converte para string</text:p>
      <text:p text:style-name="P9">.<text:span text:style-name="T3">length - Quantos caracteres a string tem</text:span></text:p>
      <text:p text:style-name="P9">.<text:span text:style-name="T3">toUpperCase( ) - Transforma em letras maiusculas</text:span></text:p>
      <text:p text:style-name="P9">.<text:span text:style-name="T3">toLowerCase( ) - Transforma em letras minusculas</text:span></text:p>
      <text:p text:style-name="P10">document.write( <text:s/>) - Escreve na tela</text:p>
      <text:p text:style-name="P11">.<text:span text:style-name="T4">toFixed( <text:s/>) - Define a quantidade de casas decimais (depois do ponto)</text:span></text:p>
      <text:p text:style-name="P12">.<text:span text:style-name="T4">replace(‘ ‘, ‘ ‘) - Troca uma coisa por outra</text:span></text:p>
      <text:p text:style-name="P13">.<text:span text:style-name="T4">toLocaleString(idioma, { }) - </text:span><text:span text:style-name="T5">Configura como o numero vai ser mostrado</text:span></text:p>
      <text:p text:style-name="P19">.getElementsByTagName(‘ ‘) - Seleciona todas as tags de algum tipo</text:p>
      <text:p text:style-name="P18"><text:span text:style-name="T13">.getElementById( <text:s/>) - Seleciona </text:span><text:span text:style-name="T14">o</text:span><text:span text:style-name="T13"> elemento por ID</text:span></text:p>
      <text:p text:style-name="P18"><text:span text:style-name="T13">.getElementsByName( <text:s/>) - Seleciona todos os elementos que tenham o mesmo </text:span><text:span text:style-name="T14">nome (</text:span><text:span text:style-name="T13">name</text:span><text:span text:style-name="T14">=” <text:s/>“)</text:span></text:p>
      <text:p text:style-name="P36"><text:soft-page-break/>.getElementsByClassName( <text:s/>) - Seleciona todos os elementos que tenham a mesma classe</text:p>
      <text:p text:style-name="P20"><text:span text:style-name="T14">.q</text:span><text:span text:style-name="T12">uerySelector( <text:s/>) - Seleciona o elemento p</text:span><text:span text:style-name="T20">elo</text:span><text:span text:style-name="T18"> </text:span><text:span text:style-name="T12">seletor</text:span></text:p>
      <text:p text:style-name="P21"><text:span text:style-name="T14">.q</text:span><text:span text:style-name="T12">uerySelector</text:span><text:span text:style-name="T19">All</text:span><text:span text:style-name="T12">( <text:s/>) - </text:span><text:span text:style-name="T19">Seleciona todos os elementos que tenham o mesmo seletor</text:span></text:p>
      <text:p text:style-name="P14"><text:span text:style-name="T10">.</text:span><text:span text:style-name="T6">innerText - Seleciona o </text:span><text:span text:style-name="T9">texto</text:span><text:span text:style-name="T6"> que esta inserido em algo</text:span></text:p>
      <text:p text:style-name="P17"><text:span text:style-name="T9">.innerHTML - </text:span><text:span text:style-name="T6">Seleciona o </text:span><text:span text:style-name="T9">texto</text:span><text:span text:style-name="T6"> que esta inserido em algo </text:span><text:span text:style-name="T11">já </text:span><text:span text:style-name="T9">formatado</text:span></text:p>
      <text:p text:style-name="P17">.<text:span text:style-name="T7">style.color = ‘ ‘ - Muda a cor de algum elemento</text:span></text:p>
      <text:p text:style-name="P18">.<text:span text:style-name="T8">style.background = ‘ ‘ - Muda a cor de fundo </text:span><text:span text:style-name="T7">de algum elemento</text:span></text:p>
      <text:p text:style-name="P15"><text:span text:style-name="T15">.</text:span><text:span text:style-name="T16">innerText </text:span><text:span text:style-name="T17">= ‘ <text:s/>‘ - Substitui o conteudo do elemento</text:span></text:p>
      <text:p text:style-name="P22">on - <text:span text:style-name="T21">Préfixo de ligação de ação</text:span></text:p>
      <text:p text:style-name="P22">click - <text:span text:style-name="T21">Quando clicar</text:span></text:p>
      <text:p text:style-name="P22">mouseover - <text:span text:style-name="T21">Quando o cursor entrar</text:span></text:p>
      <text:p text:style-name="P22">mouseout - <text:span text:style-name="T21">Quando o cursor sair</text:span></text:p>
      <text:p text:style-name="P22">mousemove - <text:span text:style-name="T21">Enquanto o cursor se mover</text:span></text:p>
      <text:p text:style-name="P22">mousedown - <text:span text:style-name="T21">Enquanto clicar e segurar</text:span> </text:p>
      <text:p text:style-name="P22">mouseup - <text:span text:style-name="T21">Quando soltar o clique</text:span></text:p>
      <text:p text:style-name="P23">function - Função</text:p>
      <text:p text:style-name="P16">.<text:span text:style-name="T21">addEventListener(‘ ‘, ) - Presta atenção em um determinado evento</text:span></text:p>
      <text:p text:style-name="P24">if - Se</text:p>
      <text:p text:style-name="P24">else - Se não</text:p>
      <text:p text:style-name="P25">else if - Se não, se</text:p>
      <text:p text:style-name="P26">switch( ) - <text:span text:style-name="T22">Testar</text:span></text:p>
      <text:p text:style-name="P27">case - Caso resulte</text:p>
      <text:p text:style-name="P27"><text:soft-page-break/>default - Padrão</text:p>
      <text:p text:style-name="P26">break - <text:span text:style-name="T22">Encerra</text:span></text:p>
      <text:p text:style-name="P28">onload=” <text:s/>“ - <text:span text:style-name="T23">Faz a function carregar junto do site</text:span></text:p>
      <text:p text:style-name="P28"><text:span text:style-name="T25">.createElement</text:span><text:span text:style-name="T26">( <text:s/>) - Cria uma tag</text:span></text:p>
      <text:p text:style-name="P28"><text:span text:style-name="T25">.setAttribute</text:span><text:span text:style-name="T26">(‘ ‘, ‘ ‘) - Cria um identificador e </text:span><text:span text:style-name="T27">define seu</text:span><text:span text:style-name="T26"> nome</text:span></text:p>
      <text:p text:style-name="P28"><text:span text:style-name="T25">.appendChild</text:span><text:span text:style-name="T26">( <text:s/>) - Adiciona um elemento como filho (embaixo)</text:span></text:p>
      <text:p text:style-name="P16">.<text:span text:style-name="T24">checked - checado</text:span></text:p>
      <text:p text:style-name="P30">do - faça</text:p>
      <text:p text:style-name="P29">while( <text:s/>) - enquanto…</text:p>
      <text:p text:style-name="P31">do… while( <text:s/>) - faça… enquanto</text:p>
      <text:p text:style-name="P34">for( <text:s/>) - </text:p>
      <text:p text:style-name="P33">in - Em</text:p>
      <text:p text:style-name="P16">.<text:span text:style-name="T28">text - Valor do option </text:span><text:span text:style-name="T29">(parte de dentro)</text:span></text:p>
      <text:p text:style-name="P32">[ <text:s/>] - <text:span text:style-name="T30">array (vetor)</text:span></text:p>
      <text:p text:style-name="P33">.<text:span text:style-name="T31">indexOf( ) - busca algum elemento dentro de um array </text:span><text:span text:style-name="T32">(se o elemento não existir retorna o valor -1)</text:span></text:p>
      <text:p text:style-name="P16">.<text:span text:style-name="T33">push( ) - Adiciona na ultima posição</text:span></text:p>
      <text:p text:style-name="P16">.<text:span text:style-name="T33">length - quantidade de elementos</text:span></text:p>
      <text:p text:style-name="P16">.<text:span text:style-name="T33">sort( ) - coloca os elementos em ordem crescente</text:span></text:p>
      <text:p text:style-name="P35">return - Retorna o resultado de uma função</text:p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5:02:31.021913986</meta:creation-date>
    <dc:date>2022-09-19T08:50:56.473737321</dc:date>
    <meta:editing-duration>PT18H49M17S</meta:editing-duration>
    <meta:editing-cycles>37</meta:editing-cycles>
    <meta:generator>LibreOffice/7.3.5.2$Linux_X86_64 LibreOffice_project/30$Build-2</meta:generator>
    <meta:document-statistic meta:table-count="0" meta:image-count="0" meta:object-count="0" meta:page-count="4" meta:paragraph-count="63" meta:word-count="476" meta:character-count="2663" meta:non-whitespace-character-count="2224"/>
  </office:meta>
</office:document-meta>
</file>